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e25f7" officeooo:paragraph-rsid="000e25f7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e25f7" officeooo:paragraph-rsid="000e25f7" style:font-size-asian="15pt" style:font-size-complex="15pt"/>
    </style:style>
    <style:style style:name="P3" style:family="paragraph" style:parent-style-name="Footer">
      <style:text-properties officeooo:rsid="000e25f7" officeooo:paragraph-rsid="000e25f7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9 同性婚合法化 閣來看澳洲</text:p>
        <text:p text:style-name="P1"/>
        <text:p text:style-name="P1">同性婚合法化 閣來看澳洲</text:p>
        <text:p text:style-name="P1">Tông-sìng-hun ha̍p-huat-huà koh lâi khuànn Ò-tsiu </text:p>
        <text:p text:style-name="P1"/>
        <text:p text:style-name="P1"/>
        <text:p text:style-name="P1">Ireland頂個月公民投票通過同性婚合法化，</text:p>
        <text:p text:style-name="P1">Ireland tíng kò gue̍h kong-bîn tâu-phiò thong-kuè tông-sìng-hun ha̍p-huat-huà, </text:p>
        <text:p text:style-name="P1"/>
        <text:p text:style-name="P1">鼓舞著世界上的同性戀人權運動，</text:p>
        <text:p text:style-name="P1">kóo-bú-tio̍h sè-kài-siōng ê tông-sìng-luân jîn-khuân ūn-tōng, </text:p>
        <text:p text:style-name="P1"/>
        <text:p text:style-name="P1">紲落幾個月，</text:p>
        <text:p text:style-name="P1">suà--lo̍h kuí kò gue̍h, </text:p>
        <text:p text:style-name="P1"/>
        <text:p text:style-name="P1">澳洲凡勢嘛會變天。</text:p>
        <text:p text:style-name="P1">Ò-tsiu huān-sè mā ē piàn-thinn. </text:p>
        <text:p text:style-name="P1"/>
        <text:p text:style-name="P1">國會預定佇年底以前投票決定。</text:p>
        <text:p text:style-name="P1">Kok-huē ī-tīng tī nî-té í-tsîng tâu-phiò kuat-tīng. </text:p>
        <text:p text:style-name="P1"/>
        <text:p text:style-name="P1">目前，</text:p>
        <text:p text:style-name="P1">Bo̍k-tsiân, </text:p>
        <text:p text:style-name="P1"/>
        <text:p text:style-name="P1">大部分民意支持同性婚，</text:p>
        <text:p text:style-name="P1">tuā-pōo-hūn bîn-ì tsi-tshî tông-sìng-hun, </text:p>
        <text:p text:style-name="P1"/>
        <text:p text:style-name="P1">只是國會議員真濟猶閣咧觀望。</text:p>
        <text:p text:style-name="P1">tsí-sī kok-huē gī-uân tsin tsē iáu-koh teh kuan-bōng. </text:p>
        <text:p text:style-name="P1"/>
        <text:p text:style-name="P1"/>
        <text:p text:style-name="P1"/>
        <text:p text:style-name="P1"/>
        <text:p text:style-name="P1">領導保守聯盟的澳洲總理Tony Abbott本人反對同性婚姻，</text:p>
        <text:p text:style-name="P1">Líng-tō Pó-siú liân-bîng ê Ò-tsiu tsóng-lí Tony Abbott pún-lâng huán-tuì tông-sìng hun-in, </text:p>
        <text:p text:style-name="P1"/>
        <text:p text:style-name="P1">毋過贊成開放伊的自由黨的議員照家己意思投票。</text:p>
        <text:p text:style-name="P1">m̄-koh tsàn-sîng khai-hòng i ê Tsū-iû-tóng ê gī-uân tsiàu ka-kī ì-sù tâu-phiò. </text:p>
        <text:p text:style-name="P1"/>
        <text:p text:style-name="P1">只不過這閣牽涉著聯盟內底其他黨派的意見。</text:p>
        <text:p text:style-name="P1">Tsí-put-kò tse koh khan-sia̍p-tio̍h liân-bîng lāi-té kî-thann tóng-phài ê ì-kiàn. </text:p>
        <text:p text:style-name="P1"/>
        <text:p text:style-name="P1">若是真正開放投「良心票」，</text:p>
        <text:p text:style-name="P1">Nā-sī tsin-tsiànn khai-hòng tâu “liông-sim-phiò”, </text:p>
        <text:p text:style-name="P1"/>
        <text:p text:style-name="P1">通過修法來承認同性婚的機率會較大。</text:p>
        <text:p text:style-name="P1">thong-kuè siu-huat lâi sîng-jīn tông-sìng-hun ê ki-lu̍t ē khah tuā.</text:p>
        <text:p text:style-name="P1"/>
        <text:p text:style-name="P1"/>
        <text:p text:style-name="P1"/>
        <text:p text:style-name="P1"/>
        <text:p text:style-name="P1"/>
        <text:p text:style-name="P2">在野的工黨，</text:p>
        <text:p text:style-name="P1">Tsāi-iá ê Kang-tóng, </text:p>
        <text:p text:style-name="P1"/>
        <text:p text:style-name="P1">絕大部分議員攏支持同性婚。</text:p>
        <text:p text:style-name="P1">tsua̍t tuā-pōo-hūn gī-uân lóng tsi-tshî tông-sìng-hun. </text:p>
        <text:p text:style-name="P1"/>
        <text:p text:style-name="P1">進前綠黨佮Abbott的自由黨同事攏已經提出支持同性婚合法的法案。</text:p>
        <text:p text:style-name="P1">Tsìn-tsiân Li̍k-tóng kah Abbott ê Tsū-iû-tóng tông-sū lóng í-king thê-tshut tsi-tshî tông-sìng-hun ha̍p-huat ê huat-àn. </text:p>
        <text:p text:style-name="P1"/>
        <text:p text:style-name="P1">6月初工黨閣提出一案，</text:p>
        <text:p text:style-name="P1">6 gue̍h-tshe Kang-tóng koh thê-tshut tsi̍t àn, </text:p>
        <text:p text:style-name="P1"/>
        <text:p text:style-name="P1">被批評是欲來割稻仔尾，</text:p>
        <text:p text:style-name="P1">pī phue-phîng sī beh lâi kuah-tiū-á-bué, </text:p>
        <text:p text:style-name="P1"/>
        <text:p text:style-name="P1">顛倒會拍歹共識，</text:p>
        <text:p text:style-name="P1">tian-tò ē phah-pháinn kiōng-sik, </text:p>
        <text:p text:style-name="P1"/>
        <text:p text:style-name="P1">變成政黨相爭。</text:p>
        <text:p text:style-name="P1">piàn-sîng tsìng-tóng sio-tsenn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澳洲廣播公司（ABC）的一篇分析文章講，</text:p>
        <text:p text:style-name="P1">Ò-tsiu kóng-pòo kong-si (ABC) ê tsi̍t phinn hun-sik bûn-tsiong kóng, </text:p>
        <text:p text:style-name="P1"/>
        <text:p text:style-name="P1">若是會當閣撨出一个跨黨派的第四案，</text:p>
        <text:p text:style-name="P1">nā-sī ē-tàng koh tshiâu-tshut tsi̍t ê khuà tóng-phài ê tē-sì àn, </text:p>
        <text:p text:style-name="P1"/>
        <text:p text:style-name="P1">莫一黨一案，</text:p>
        <text:p text:style-name="P1">mài tsi̍t tóng tsi̍t àn, </text:p>
        <text:p text:style-name="P1"/>
        <text:p text:style-name="P1">改革較有贏面。</text:p>
        <text:p text:style-name="P1">kái-kik khah ū iânn-bīn. </text:p>
        <text:p text:style-name="P1"/>
        <text:p text:style-name="P1"/>
        <text:p text:style-name="P1"/>
        <text:p text:style-name="P1"/>
        <text:p text:style-name="P1">頂年7月，</text:p>
        <text:p text:style-name="P1">Tíng nî 7 gue̍h, </text:p>
        <text:p text:style-name="P1"/>
        <text:p text:style-name="P1">一間研究公司Crosby Textor做的民調講，</text:p>
        <text:p text:style-name="P1">tsi̍t king gián-kiù kong-si Crosby Textor tsò ê bîn-tiāu kóng, </text:p>
        <text:p text:style-name="P1"/>
        <text:p text:style-name="P1">72%的澳洲人支持同性婚合法化。</text:p>
        <text:p text:style-name="P1">72% ê Ò-tsiu lâng tsi-tshî tông-sìng-hun ha̍p-huat-huà. </text:p>
        <text:p text:style-name="P1"/>
        <text:p text:style-name="P1">這个比例比十年前成長強欲一倍。</text:p>
        <text:p text:style-name="P1">Tsit ê pí-lē pí tsa̍p nî tsîng sîng-tióng kiōng-beh tsi̍t puē. </text:p>
        <text:p text:style-name="P1"/>
        <text:p text:style-name="P1"><text:soft-page-break/></text:p>
        <text:p text:style-name="P1">國會議員咧？</text:p>
        <text:p text:style-name="P1">Kok-huē gī-uân --leh? </text:p>
        <text:p text:style-name="P1"/>
        <text:p text:style-name="P1">英國《衛報》的澳洲版最近一个一个訪問下議院全部的150位議員，</text:p>
        <text:p text:style-name="P1">Ing-kok “Uē-pò” ê Ò-tsiu-pán tsuè-kīn tsi̍t ê tsi̍t ê hóng-būn hā-gī-īnn tsuân-pōo ê 150 uī gī-uân, </text:p>
        <text:p text:style-name="P1"/>
        <text:p text:style-name="P1">若是開放投良心票，</text:p>
        <text:p text:style-name="P1">nā-sī khai-hòng tâu liông-sim-phiò, </text:p>
        <text:p text:style-name="P1"/>
        <text:p text:style-name="P1">in的立場啥款。</text:p>
        <text:p text:style-name="P1">in ê li̍p-tiûnn siánn-khuán. </text:p>
        <text:p text:style-name="P1"/>
        <text:p text:style-name="P1">頂禮拜三公佈結果，</text:p>
        <text:p text:style-name="P1">Tíng lé-pài-sann kong-pòo kiat-kó, </text:p>
        <text:p text:style-name="P1"/>
        <text:p text:style-name="P1">有63位贊成同性婚合法、40位反對，</text:p>
        <text:p text:style-name="P1">ū 63 uī tsàn-sîng tông-sìng-hun ha̍p-huat, 40 uī huán-tuì, </text:p>
        <text:p text:style-name="P1"/>
        <text:p text:style-name="P1">毋過猶未決定抑是表態的人數真濟，</text:p>
        <text:p text:style-name="P1">m̄-koh iáu-buē kuat-tīng ia̍h-sī piáu-thài ê jîn-sòo tsin tsē, </text:p>
        <text:p text:style-name="P1"/>
        <text:p text:style-name="P1">有47位，</text:p>
        <text:p text:style-name="P1">ū 47 uī, </text:p>
        <text:p text:style-name="P1"/>
        <text:p text:style-name="P1">到時的輸贏猶閣真歹講。</text:p>
        <text:p text:style-name="P1">kàu-sî ê su-iânn iáu-koh tsin pháinn-kóng. </text:p>
        <text:p text:style-name="P1"/>
        <text:p text:style-name="P1"/>
        <text:p text:style-name="P1"/>
        <text:p text:style-name="P1"/>
        <text:p text:style-name="P1">既然支持改變的民意超過七成，</text:p>
        <text:p text:style-name="P1">Kì-jiân tsi-tshî kái-piàn ê bîn-ì tshiau-kuè tshit siânn, </text:p>
        <text:p text:style-name="P1"/>
        <text:p text:style-name="P1">是按怎政治人物猶閣綴袂著？</text:p>
        <text:p text:style-name="P1">sī-án-tsuánn tsìng-tī jîn-bu̍t iáu-koh tuè bē tio̍h? </text:p>
        <text:p text:style-name="P1"/>
        <text:p text:style-name="P1">前述的民調公司負責人對英國廣播公司（BBC）講，</text:p>
        <text:p text:style-name="P1">Tsiân-su̍t ê bîn-tiāu kong-si hū-tsik-jîn tuì Ing-kok kóng-pòo kong-si (BBC) kóng, </text:p>
        <text:p text:style-name="P1"/>
        <text:p text:style-name="P1">一寡議員對保守勢力驚惶過度。</text:p>
        <text:p text:style-name="P1">tsi̍t-kuá gī-uân tuì pó-siú sè-li̍k kiann-hiânn kuè-tōo. </text:p>
        <text:p text:style-name="P1"/>
        <text:p text:style-name="P1">伊講：「保守的基督教團體吵甲真大聲，毋過講到底in是真少數，無啥要緊。」</text:p>
        <text:p text:style-name="P1">I kóng: “Pó-siú ê Ki-tok-kàu thuân-thé tshá kah tsin tuā-siann, m̄-koh kóng tàu-té in sī tsin tsió-sòo, bô siánn iàu-kín.”</text:p>
        <text:p text:style-name="P1"/>
        <text:p text:style-name="P1"/>
        <text:p text:style-name="P1"/>
        <text:p text:style-name="P1"/>
        <text:p text:style-name="P1"/>
        <text:p text:style-name="P2">工黨的副領袖Tanya Plibersek嘛講，</text:p>
        <text:p text:style-name="P1">Kang-tóng ê hù-líng-siù Tanya Plibersek mā kóng, </text:p>
        <text:p text:style-name="P1"/>
        <text:p text:style-name="P1">並毋是所有天主教徒攏反對同性婚。</text:p>
        <text:p text:style-name="P1">pīng m̄ sī sóo-ū Thian-tsú kàu-tôo lóng huán-tuì tông-sìng-hun.</text:p>
        <text:p text:style-name="P1"/>
        <text:p text:style-name="P1"/>
        <text:p text:style-name="P1">佇咧爭論當熱的這時，</text:p>
        <text:p text:style-name="P1">Tī-leh tsing-lūn tng jia̍t ê tsit-sî, </text:p>
        <text:p text:style-name="P1"/>
        <text:p text:style-name="P1">有一對結婚已經十冬的翁某宣佈，</text:p>
        <text:p text:style-name="P1">ū tsi̍t tuì kiat-hun í-king tsa̍p tang ê ang-bóo suan-pòo,</text:p>
        <text:p text:style-name="P1"/>
        <text:p text:style-name="P1">若是國會通過同性婚合法，</text:p>
        <text:p text:style-name="P1">nā-sī kok-huē thong-kuè tông-sìng-hun ha̍p-huat, </text:p>
        <text:p text:style-name="P1"/>
        <text:p text:style-name="P1">in就欲來離緣表示抗議。</text:p>
        <text:p text:style-name="P1">in tō beh lâi lī-iân piáu-sī khòng-gī. </text:p>
        <text:p text:style-name="P1"/>
        <text:p text:style-name="P1">蹛佇首都Canberra的Jensen夫婦講，</text:p>
        <text:p text:style-name="P1">Tuà tī siú-too Canberra ê Jensen hu-hū kóng, </text:p>
        <text:p text:style-name="P1"/>
        <text:p text:style-name="P1">若準國家欲改變婚姻的定義，</text:p>
        <text:p text:style-name="P1">nā-tsún kok-ka beh kái-piàn hun-in ê tīng-gī, </text:p>
        <text:p text:style-name="P1"/>
        <text:p text:style-name="P1">去納入同性的關係，</text:p>
        <text:p text:style-name="P1">khì la̍p-ji̍p tông-sìng ê kuan-hē, </text:p>
        <text:p text:style-name="P1"/>
        <text:p text:style-name="P1">婚姻就不再是符合上帝旨意的神聖制度，</text:p>
        <text:p text:style-name="P1">hun-in tō put-tsài sī hû-ha̍p Siōng-tè tsí-ì ê sîn-sìng tsè-tōo, </text:p>
        <text:p text:style-name="P1"/>
        <text:p text:style-name="P1">in無愛參加彼種新的定義。</text:p>
        <text:p text:style-name="P1">in bô-ài tsham-ka hit tsióng sin ê tīng-gī.</text:p>
        <text:p text:style-name="P1"/>
        <text:p text:style-name="P1"/>
        <text:p text:style-name="P1"/>
        <text:p text:style-name="P1"/>
        <text:p text:style-name="P1">澳洲國會捌佇2012年表決同性婚合法化議題，</text:p>
        <text:p text:style-name="P1">Ò-tsiu kok-huē bat tī 2012 nî piáu-kuat tông-sìng-hun ha̍p-huat-huà gī-tê, </text:p>
        <text:p text:style-name="P1"/>
        <text:p text:style-name="P1">贊成派輸甲真悽慘。</text:p>
        <text:p text:style-name="P1">tsàn-sîng-phài su kah tsin tshi-tshám. </text:p>
        <text:p text:style-name="P1"/>
        <text:p text:style-name="P1">ABC的分析認為，</text:p>
        <text:p text:style-name="P1">ABC ê Hun-sik jīn-uî, </text:p>
        <text:p text:style-name="P1"/>
        <text:p text:style-name="P1">以現在國內外贊成派的氣勢，</text:p>
        <text:p text:style-name="P1">í hiān-tsāi kok-lāi-guā tsàn-sîng-phài ê khì-sè, </text:p>
        <text:p text:style-name="P1"/>
        <text:p text:style-name="P1">這擺會真無仝，</text:p>
        <text:p text:style-name="P1">tsit pái ē tsin bô-kāng, </text:p>
        <text:p text:style-name="P1"/>
        <text:p text:style-name="P1">最有利的狀況，</text:p>
        <text:p text:style-name="P1">tsuè iú-lī ê tsōng-hóng, </text:p>
        <text:p text:style-name="P1"/>
        <text:p text:style-name="P1">上緊可能佇8月就會過關。</text:p>
        <text:p text:style-name="P1">siōng kín khó-lîng tī 8 gue̍h tō ē kuè-kua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25f7" officeooo:paragraph-rsid="000e25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9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28:42.495427476</dc:date>
    <meta:editing-duration>PT3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1247" meta:character-count="3928" meta:non-whitespace-character-count="3487"/>
  </office:meta>
</office:document-meta>
</file>